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8" table:default-cell-style-name="ce1"/>
        <table:table-column table:style-name="co16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1" table:formula="of:=SUM([.B3:.F3])" table:style-name="ce8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H3:.L3])" table:style-name="ce8">
            <text:p>25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56" table:formula="of:=SUM([.S3];[.M3];[.G3];[.Y3])" table:style-name="ce9">
            <text:p>5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1" table:formula="of:=SUM([.B4:.F4])" table:style-name="ce8">
            <text:p>11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7"/>
          <table:table-cell office:value-type="float" office:value="2" table:formula="of:=SUM([.H4:.L4])" table:style-name="ce8">
            <text:p>2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13" table:formula="of:=SUM([.S4];[.M4];[.G4];[.Y4])" table:style-name="ce9">
            <text:p>13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formula="of:=SUM([.B5:.F5])" table:style-name="ce8">
            <text:p>12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style-name="ce7"/>
          <table:table-cell office:value-type="float" office:value="2" table:formula="of:=SUM([.H5:.L5])" table:style-name="ce8">
            <text:p>2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4" table:formula="of:=SUM([.S5];[.M5];[.G5];[.Y5])" table:style-name="ce9">
            <text:p>14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office:value-type="float" office:value="4" table:style-name="ce11">
            <text:p>4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table:style-name="ce7"/>
          <table:table-cell office:value-type="float" office:value="9" table:formula="of:=SUM([.H6:.L6])" table:style-name="ce8">
            <text:p>9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9" table:formula="of:=SUM([.S6];[.M6];[.G6];[.Y6])" table:style-name="ce9">
            <text:p>9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,5</text:p>
          </table:table-cell>
          <table:table-cell office:value-type="float" office:value="1" table:style-name="ce7">
            <text:p>1</text:p>
          </table:table-cell>
          <table:table-cell office:value-type="float" office:value="3.5" table:formula="of:=SUM([.B7:.F7])" table:style-name="ce8">
            <text:p>3,5</text:p>
          </table:table-cell>
          <table:table-cell table:number-columns-repeated="2" table:style-name="ce11"/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table:style-name="ce7"/>
          <table:table-cell office:value-type="float" office:value="3" table:formula="of:=SUM([.H7:.L7])" table:style-name="ce8">
            <text:p>3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6.5" table:formula="of:=SUM([.S7];[.M7];[.G7];[.Y7])" table:style-name="ce9">
            <text:p>6,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number-columns-repeated="2" table:style-name="ce11"/>
          <table:table-cell office:value-type="float" office:value="0" table:style-name="ce11">
            <text:p>0</text:p>
          </table:table-cell>
          <table:table-cell office:value-type="float" office:value="5" table:style-name="ce11">
            <text:p>5</text:p>
          </table:table-cell>
          <table:table-cell table:style-name="ce7"/>
          <table:table-cell office:value-type="float" office:value="5" table:formula="of:=SUM([.H8:.L8])" table:style-name="ce8">
            <text:p>5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5" table:formula="of:=SUM([.S8];[.M8];[.G8];[.Y8])" table:style-name="ce9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S9];[.M9];[.G9];[.Y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style-name="ce14"/>
          <table:table-cell office:value-type="float" office:value="7" table:formula="of:=SUM([.H10:.L10])" table:style-name="ce15">
            <text:p>7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10" table:formula="of:=SUM([.S10];[.M10];[.G10];[.Y10])" table:style-name="ce9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.5" table:formula="of:=SUM([.B3:.B10])" table:style-name="ce18">
            <text:p>16,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,5</text:p>
          </table:table-cell>
          <table:table-cell office:value-type="float" office:value="13.5" table:formula="of:=SUM([.E3:.E10])" table:style-name="ce19">
            <text:p>13,5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0.5" table:formula="of:=SUM([.G3:.G10])" table:style-name="ce4">
            <text:p>60,5</text:p>
          </table:table-cell>
          <table:table-cell office:value-type="float" office:value="12" table:formula="of:=SUM([.H3:.H10])" table:style-name="ce19">
            <text:p>12</text:p>
          </table:table-cell>
          <table:table-cell office:value-type="float" office:value="5" table:formula="of:=SUM([.I3:.I10])" table:style-name="ce19">
            <text:p>5</text:p>
          </table:table-cell>
          <table:table-cell office:value-type="float" office:value="14" table:formula="of:=SUM([.J3:.J10])" table:style-name="ce19">
            <text:p>14</text:p>
          </table:table-cell>
          <table:table-cell office:value-type="float" office:value="17" table:formula="of:=SUM([.K3:.K10])" table:style-name="ce19">
            <text:p>17</text:p>
          </table:table-cell>
          <table:table-cell office:value-type="float" office:value="5" table:formula="of:=SUM([.L3:.L10])" table:style-name="ce20">
            <text:p>5</text:p>
          </table:table-cell>
          <table:table-cell office:value-type="float" office:value="53" table:formula="of:=SUM([.M3:.M10])" table:style-name="ce4">
            <text:p>53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0" table:formula="of:=SUM([.P3:.P10])" table:style-name="ce19">
            <text:p>0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113.5" table:formula="of:=SUM([.Z3:.Z10])" table:style-name="ce21">
            <text:p>113,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francisco crocamo</dc:creator>
    <meta:creation-date>2013-08-23T13:53:05Z</meta:creation-date>
    <dc:date>2018-08-21T23:23:37Z</dc:date>
    <meta:editing-cycles>7</meta:editing-cycles>
    <meta:editing-duration>PT647S</meta:editing-duration>
  </office:meta>
</office:document-meta>
</file>